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10.456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text-line-through-type="none" style:font-name="Consola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{"</text:p>
          </table:table-cell>
          <table:table-cell table:style-name="ce2" office:value-type="string" calcext:value-type="string">
            <text:p>Deutsches Verb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Übersetzung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elchen Fall verlangt das Verb?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Akkusativ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Dativ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Ist das Verb reflexiv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eflexive (sich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ie wird die Vergangenheit gebildet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mit "habe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mit "sei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elche Sprache sprechen Sie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atei speichern als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DF (*.pdf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Excel (*.xlsx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ext (*.txt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Dateiname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Deutsch zuerst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Übersetzung zuerst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arte Konjugation</text:p>
          </table:table-cell>
          <table:table-cell table:style-name="ce1" office:value-type="string" calcext:value-type="string">
            <text:p>"}</text:p>
          </table:table-cell>
          <table:table-cell table:style-name="ce1" office:value-type="string" calcext:value-type="string">
            <text:p>,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{"</text:p>
          </table:table-cell>
          <table:table-cell table:style-name="ce2" office:value-type="string" calcext:value-type="string">
            <text:p>German verb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translation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hich case does the verb require?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Accusative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Dative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Is the verb reflexive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reflexive (sich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How is the past formed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ith "to have / habe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ith "to be / sei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What language do you speak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ave file as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PDF (*.pdf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Excel (*.xlsx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Text (*.txt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File name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German first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translation first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Start conjugation</text:p>
          </table:table-cell>
          <table:table-cell table:style-name="ce1" office:value-type="string" calcext:value-type="string">
            <text:p>"}</text:p>
          </table:table-cell>
          <table:table-cell table:style-name="ce1" office:value-type="string" calcext:value-type="string">
            <text:p>,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{"</text:p>
          </table:table-cell>
          <table:table-cell table:style-name="ce2" office:value-type="string" calcext:value-type="string">
            <text:p>немецкий глагол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перевод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Какой падеж нужен глаголу?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Винительный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дательный</text:p>
          </table:table-cell>
          <table:table-cell table:style-name="ce1" office:value-type="string" calcext:value-type="string">
            <text:p>",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Является ли глагол возвратным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отражающий (сам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Как формируется прошлое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с "иметь / habe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с "быть / sein“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На каком языке Вы говорите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Сохранить файл как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ПДФ (*.pdf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Эксель (*.xlsx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Текст (*.txt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имя файла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немецкий первый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перевод первый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Начать спряжение</text:p>
          </table:table-cell>
          <table:table-cell table:style-name="ce1" office:value-type="string" calcext:value-type="string">
            <text:p>"}</text:p>
          </table:table-cell>
          <table:table-cell table:style-name="ce1" office:value-type="string" calcext:value-type="string">
            <text:p>,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{"</text:p>
          </table:table-cell>
          <table:table-cell table:style-name="ce2" office:value-type="string" calcext:value-type="string">
            <text:p>გერმანული ზმნა</text:p>
          </table:table-cell>
          <table:table-cell table:style-name="ce1" office:value-type="string" calcext:value-type="string">
            <text:p>",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თარგმანი</text:p>
          </table:table-cell>
          <table:table-cell table:style-name="ce1" office:value-type="string" calcext:value-type="string">
            <text:p>",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რომელ შემთხვევას მოითხოვს ზმნა?</text:p>
          </table:table-cell>
          <table:table-cell table:style-name="ce1" office:value-type="string" calcext:value-type="string">
            <text:p>",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ბრალდებული</text:p>
          </table:table-cell>
          <table:table-cell table:style-name="ce1" office:value-type="string" calcext:value-type="string">
            <text:p>",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დატივი</text:p>
          </table:table-cell>
          <table:table-cell table:style-name="ce1" office:value-type="string" calcext:value-type="string">
            <text:p>",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არის ზმნა რეფლექსური?</text:p>
          </table:table-cell>
          <table:table-cell table:style-name="ce1" office:value-type="string" calcext:value-type="string">
            <text:p>",</text:p>
          </table:table-cell>
          <table:table-cell table:style-name="Default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ამრეკლავი (თავი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როგორ ყალიბდება წარსული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ქონასთან "ერთად / habe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ერთად "იყოს / sein"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რა ენაზე ლაპარაკობ?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ფაილის შენახვა როგორც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პდფ (*.pdf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ექსელი (*.xlsx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ტექსტი (*.txt)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ფაილის სახელი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ჯერ გერმანული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2" office:value-type="string" calcext:value-type="string">
            <text:p>ჯერ თარგმანი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დაიწყეთ კონიუგაცია</text:p>
          </table:table-cell>
          <table:table-cell table:style-name="ce1" office:value-type="string" calcext:value-type="string">
            <text:p>"}</text:p>
          </table:table-cell>
          <table:table-cell table:style-name="ce1" office:value-type="string" calcext:value-type="string">
            <text:p>};</text:p>
          </table:table-cell>
          <table:table-cell table:number-columns-repeated="13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>
        <table:table-column table:style-name="co5" table:default-cell-style-name="Default"/>
        <table:table-column table:style-name="co5" table:default-cell-style-name="ce1"/>
        <table:table-column table:style-name="co5" table:default-cell-style-name="ce5"/>
        <table:table-column table:style-name="co5" table:default-cell-style-name="ce1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genwa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räteritu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lusquamperfek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Futur 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Futur I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Konjunktiv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erfekt (Konjunktiv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Imperativ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artizip 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artizip Perfek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genwa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räteritu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lusquamperfek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Futur 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Futur I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Beding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ast Perfect (Konjunktiv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Imperativ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artizip 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Partizip Perfek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},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აწმყო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Წარსული დრო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სრულყოფილი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Წარსული განგრძობითი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მომავალი დრო 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მომავალი დრო I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პირობითი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წარსული სრულყოფილი (სუბიუნქტივი)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იმპერატივი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მონაწილე 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string" calcext:value-type="string">
            <text:p>"</text:p>
          </table:table-cell>
          <table:table-cell office:value-type="string" calcext:value-type="string">
            <text:p>წარსული მონაწილე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4:30:43.050000000</meta:creation-date>
    <dc:date>2022-01-25T16:51:53.992000000</dc:date>
    <meta:editing-duration>PT2H21M</meta:editing-duration>
    <meta:editing-cycles>27</meta:editing-cycles>
    <meta:generator>LibreOffice/7.2.5.2$Windows_X86_64 LibreOffice_project/499f9727c189e6ef3471021d6132d4c694f357e5</meta:generator>
    <meta:document-statistic meta:table-count="2" meta:cell-count="367" meta:object-count="0"/>
  </office:meta>
</office:document-meta>
</file>